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OMParser.setParser( org . apache . cocoon . core . xml . DOM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MParser.parseDocument( InputSourc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OMParser.creat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